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13">
      <style:paragraph-properties fo:margin-top="0cm" fo:margin-bottom="0cm" loext:contextual-spacing="false"/>
    </style:style>
    <style:style style:name="P25" style:family="paragraph" style:parent-style-name="Text_20_body" style:list-style-name="L20">
      <style:paragraph-properties fo:margin-top="0cm" fo:margin-bottom="0cm" loext:contextual-spacing="false"/>
    </style:style>
    <style:style style:name="P26" style:family="paragraph" style:parent-style-name="Text_20_body" style:list-style-name="L21">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rminal Commands for Beginners</text:h>
      <text:list xml:id="list2361434123372523418" text:style-name="L1">
        <text:list-item>
          <text:p text:style-name="P23">Software Specific Commands </text:p>
          <text:list>
            <text:list-item>
              <text:p text:style-name="P23"><text:a xlink:type="simple" xlink:href="https://github.com/CodeMaxx/Terminal-Commands-Beginner/blob/master/nmap.md" text:style-name="Internet_20_link" text:visited-style-name="Visited_20_Internet_20_Link">nmap</text:a> </text:p>
            </text:list-item>
            <text:list-item>
              <text:p text:style-name="P1"><text:a xlink:type="simple" xlink:href="https://github.com/CodeMaxx/Terminal-Commands-Beginner/blob/master/sqlmap.md" text:style-name="Internet_20_link" text:visited-style-name="Visited_20_Internet_20_Link">sqlmap</text:a> </text:p>
            </text:list-item>
          </text:list>
        </text:list-item>
      </text:list>
      <text:p text:style-name="Horizontal_20_Line"/>
      <text:h text:style-name="Heading_20_3" text:outline-level="3"><text:bookmark text:name="user-content-general"/>General</text:h>
      <text:p text:style-name="Text_20_body"><text:span text:style-name="Source_20_Text">ls</text:span> - lists files</text:p>
      <text:list xml:id="list5447360846371940957" text:style-name="L2">
        <text:list-item>
          <text:p text:style-name="P2"><text:span text:style-name="Strong_20_Emphasis">Important flags</text:span><text:line-break/><text:span text:style-name="Source_20_Text">-a</text:span> - display hidden files<text:line-break/><text:span text:style-name="Source_20_Text">-R</text:span> - recursively displays files<text:line-break/><text:span text:style-name="Source_20_Text">-l</text:span> - displays extra details like size, owner, group, date the file was last modified and permissions </text:p>
        </text:list-item>
      </text:list>
      <text:p text:style-name="Text_20_body"><text:span text:style-name="Source_20_Text">cd &lt;path&gt;</text:span> - change directory to <text:span text:style-name="Source_20_Text">path</text:span></text:p>
      <text:list xml:id="list5962405932413006365" text:style-name="L3">
        <text:list-item>
          <text:p text:style-name="P3">Here <text:span text:style-name="Source_20_Text">path</text:span> may be relative or absolute. </text:p>
        </text:list-item>
      </text:list>
      <text:p text:style-name="Text_20_body">(<text:span text:style-name="Source_20_Text">cd ..</text:span> - takes to parent directory<text:line-break/><text:span text:style-name="Source_20_Text">cd</text:span> - takes to <text:span text:style-name="Source_20_Text">&lt;user&gt;</text:span> directory[denoted by <text:span text:style-name="Source_20_Text">~</text:span>]<text:line-break/><text:span text:style-name="Source_20_Text">cd -</text:span> - takes to the previous directory you were in)</text:p>
      <text:list xml:id="list5467573181750888426" text:style-name="L4">
        <text:list-item>
          <text:p text:style-name="P4"><text:span text:style-name="Strong_20_Emphasis">Trivia:</text:span> <text:span text:style-name="Source_20_Text">user</text:span> directory is present in the <text:span text:style-name="Source_20_Text">home</text:span> directory which is present in the <text:span text:style-name="Source_20_Text">root</text:span> directory(denoted by <text:span text:style-name="Source_20_Text">/</text:span>). [<text:span text:style-name="Source_20_Text">/home/&lt;user&gt;</text:span> in Linux and <text:span text:style-name="Source_20_Text">Users/&lt;user&gt;</text:span> in macOS] Then there is no further upper directory after <text:span text:style-name="Source_20_Text">root</text:span>. </text:p>
        </text:list-item>
      </text:list>
      <text:p text:style-name="Text_20_body"><text:span text:style-name="Source_20_Text">pwd</text:span> - print working directory. Prints absolute path to current directory.</text:p>
      <text:p text:style-name="Text_20_body"><text:span text:style-name="Source_20_Text">^</text:span> symbol is used for representing 'ctrl' ... e.g. <text:span text:style-name="Source_20_Text">^C</text:span> = ctrl key + c</text:p>
      <text:p text:style-name="Text_20_body"><text:span text:style-name="Source_20_Text">touch &lt;filename&gt;</text:span>- creates a new file with any extension we want.</text:p>
      <text:p text:style-name="Text_20_body"><text:span text:style-name="Strong_20_Emphasis">Note:</text:span> <text:span text:style-name="Source_20_Text">touch</text:span> is a much more advanced command and can be used to change the file access and modification times. For more info see <text:span text:style-name="Source_20_Text">man touch</text:span>.</text:p>
      <text:p text:style-name="Text_20_body"><text:span text:style-name="Source_20_Text">rm &lt;filename&gt;</text:span> - removes a file.<text:line-break/><text:span text:style-name="Source_20_Text">rm -r &lt;directory&gt;</text:span> - recursively removes all files in a directory. Then removes the empty directory.<text:line-break/><text:span text:style-name="Strong_20_Emphasis">Note:</text:span> This command might ask you for permission for every file that it deletes. To prevent this use <text:span text:style-name="Source_20_Text">-f</text:span>(force) flag.<text:line-break/><text:span text:style-name="Source_20_Text">mkdir &lt;dir_name&gt;</text:span> - makes a new directory<text:line-break/><text:span text:style-name="Source_20_Text">rmdir &lt;dir_name&gt;</text:span> - removes an <text:span text:style-name="Strong_20_Emphasis">empty</text:span> directory</text:p>
      <text:p text:style-name="Text_20_body"><text:soft-page-break/><text:span text:style-name="Source_20_Text">cp /path/to/file /path/to/copy/to</text:span> - used to copy file.<text:line-break/>(Use <text:span text:style-name="Source_20_Text">cp -r</text:span> to copy a directory recursively)<text:line-break/><text:span text:style-name="Source_20_Text">mv /old/path/to/file /new/path/to/file</text:span> - used to move file.</text:p>
      <text:list xml:id="list4549642549645800413" text:style-name="L5">
        <text:list-item>
          <text:p text:style-name="P5"><text:span text:style-name="Strong_20_Emphasis">Trivia:</text:span> <text:span text:style-name="Source_20_Text">mv [old_filename] [new_filename]</text:span> is the best method to rename a file. </text:p>
        </text:list-item>
      </text:list>
      <text:p text:style-name="Text_20_body"><text:span text:style-name="Source_20_Text">grep [flag] &lt;text to search&gt; &lt;files to search in&gt;</text:span></text:p>
      <text:list xml:id="list4741025678819416356" text:style-name="L6">
        <text:list-item>
          <text:p text:style-name="P6"><text:span text:style-name="Strong_20_Emphasis">Important flags</text:span><text:line-break/><text:span text:style-name="Source_20_Text">-i</text:span> - Performs case insensitive matching<text:line-break/><text:span text:style-name="Source_20_Text">-r</text:span> - Helps to search recursively through a directory<text:line-break/><text:span text:style-name="Source_20_Text">-l</text:span> - Outputs the name of the files in which the search text is present<text:line-break/><text:span text:style-name="Source_20_Text">-L</text:span> - Outputs the name of the files in which the search text is not present<text:line-break/><text:span text:style-name="Source_20_Text">--color=auto</text:span> - Highlights the search text in the output </text:p>
        </text:list-item>
      </text:list>
      <text:p text:style-name="Text_20_body"><text:span text:style-name="Source_20_Text">cut</text:span> - cuts out selected portions of each line from file and writes them to the standard output.<text:line-break/><text:span text:style-name="Source_20_Text">cut -c 2-5 file</text:span> - cut characters 2 to 5 from each line of file<text:line-break/><text:span text:style-name="Source_20_Text">cut -d"x" -f 1 file</text:span> - returns each part of every line before first occurrence of 'x' (-d is delimiter and -f is field)</text:p>
      <text:p text:style-name="Text_20_body"><text:span text:style-name="Source_20_Text">clear</text:span> or <text:span text:style-name="Source_20_Text">^l</text:span> - scrolls down to an empty screen</text:p>
      <text:p text:style-name="Text_20_body"><text:span text:style-name="Source_20_Text">reset</text:span> - initialises terminal variables to thier default value</text:p>
      <text:p text:style-name="Text_20_body"><text:span text:style-name="Source_20_Text">passwd &lt;username&gt;</text:span> - Change password for a user</text:p>
      <text:p text:style-name="Text_20_body"><text:span text:style-name="Source_20_Text">find &lt;query&gt;</text:span> - finds files and directories with name <text:span text:style-name="Source_20_Text">query</text:span> in the current directory and its subdirectories<text:line-break/><text:span text:style-name="Source_20_Text">find -d &lt;query&gt;</text:span> - looks for a directory with name <text:span text:style-name="Source_20_Text">query</text:span><text:line-break/><text:span text:style-name="Source_20_Text">find -f &lt;query&gt;</text:span> - looks for a file with name <text:span text:style-name="Source_20_Text">query</text:span></text:p>
      <text:p text:style-name="Text_20_body"><text:span text:style-name="Source_20_Text">history</text:span> - shows all typed commands history<text:line-break/><text:span text:style-name="Source_20_Text">history n</text:span> -shows last n commands</text:p>
      <text:p text:style-name="Text_20_body"><text:span text:style-name="Source_20_Text">sudo &lt;command&gt;</text:span> - Run the command as superuser(a.k.a. root)</text:p>
      <text:p text:style-name="Text_20_body"><text:span text:style-name="Source_20_Text">!&lt;text&gt;</text:span> - repeats a previous command in history which started with 'text'<text:line-break/><text:span text:style-name="Source_20_Text">!!</text:span> - repeats the previous command<text:line-break/><text:span text:style-name="Source_20_Text">sudo !!</text:span> - repeats the previous command as superuser</text:p>
      <text:p text:style-name="Text_20_body"><text:span text:style-name="Source_20_Text">whoami</text:span> - gives the username of the current user.<text:line-break/><text:span text:style-name="Source_20_Text">su &lt;username&gt;</text:span> - Used to switch to a different user. This prompts for the password of the user you switch to.<text:line-break/><text:span text:style-name="Source_20_Text">sudo -i</text:span> - Switch to <text:span text:style-name="Source_20_Text">root</text:span> user. This user has complete access to all files.</text:p>
      <text:p text:style-name="Text_20_body"><text:span text:style-name="Strong_20_Emphasis">Note:</text:span> While <text:span text:style-name="Source_20_Text">sudo -i</text:span> will ask you for your login password to become superuser, <text:span text:style-name="Source_20_Text">su root</text:span> will ask for the root password. These are not the same. You may have to set or change the root password by running <text:span text:style-name="Source_20_Text">sudo passwd root</text:span> first.</text:p>
      <text:list xml:id="list6340092160776154053" text:style-name="L7">
        <text:list-item>
          <text:p text:style-name="P7"><text:span text:style-name="Strong_20_Emphasis">Trivia:</text:span><text:span text:style-name="Source_20_Text">sudo</text:span> stands for <text:span text:style-name="Source_20_Text">SUperuser DO</text:span> and <text:span text:style-name="Source_20_Text">su</text:span> stands for <text:span text:style-name="Source_20_Text">Substitute User</text:span>. </text:p>
        </text:list-item>
      </text:list>
      <text:p text:style-name="Text_20_body"><text:soft-page-break/><text:span text:style-name="Source_20_Text">man &lt;command&gt;</text:span> - shows manual entry for the command. Manual contains all the flags related to that command and their use.</text:p>
      <text:p text:style-name="Text_20_body"><text:span text:style-name="Source_20_Text">time &lt;command&gt;</text:span> - gives the time taken for the command to execute. Very useful when you want to find the execution time of your programs.</text:p>
      <text:p text:style-name="Text_20_body"><text:span text:style-name="Source_20_Text">diff [file1] [file2]</text:span> - compares the two files line by line. Usually used to compare ideal output and user-generated output.<text:line-break/><text:span text:style-name="Source_20_Text">diff -z [file1] [file2]</text:span> - Ignores trailing-whitespaces while comparing the two files</text:p>
      <text:p text:style-name="Text_20_body"><text:span text:style-name="Source_20_Text">.</text:span> - refers to current directory<text:line-break/><text:span text:style-name="Source_20_Text">..</text:span> - refers to parent directory</text:p>
      <text:list xml:id="list5081534574545855011" text:style-name="L8">
        <text:list-item>
          <text:p text:style-name="P8"><text:span text:style-name="Strong_20_Emphasis">Trivia:</text:span> Files with file names starting with <text:span text:style-name="Source_20_Text">.</text:span> are hidden. </text:p>
        </text:list-item>
      </text:list>
      <text:p text:style-name="Text_20_body"><text:span text:style-name="Source_20_Text">echo "hello"</text:span> - prints hello on the terminal</text:p>
      <text:p text:style-name="Text_20_body"><text:span text:style-name="Source_20_Text">&gt;</text:span> - used to store the output of a task in some file(overwrites if file with same name is present) rather than displaying it on the terminal.<text:line-break/><text:span text:style-name="Source_20_Text">&gt;&gt;</text:span> - same task as <text:span text:style-name="Source_20_Text">&gt;</text:span> but does not overwrites just appends to the file with the same name.</text:p>
      <text:p text:style-name="Text_20_body"><text:span text:style-name="Source_20_Text">|</text:span> - piping is used to give the output of a command as input to another command ..for e.g <text:span text:style-name="Source_20_Text">history | grep "find"</text:span> will search for "find" in the output of <text:span text:style-name="Source_20_Text">history</text:span></text:p>
      <text:p text:style-name="Text_20_body"><text:span text:style-name="Source_20_Text">&lt;command&gt; | tee &lt;filename&gt;</text:span> - used to show output of <text:span text:style-name="Source_20_Text">command</text:span> on terminal as well as writing the output to a file <text:span text:style-name="Source_20_Text">filename</text:span>.</text:p>
      <text:p text:style-name="Text_20_body"><text:span text:style-name="Source_20_Text">cat</text:span> - used to open a file in terminal in read-only format</text:p>
      <text:list xml:id="list2554321245212078170" text:style-name="L9">
        <text:list-item>
          <text:p text:style-name="P9"><text:span text:style-name="Strong_20_Emphasis">Trivia:</text:span> Unless you have infinite scrolling turned on (available in Profile Preferences -&gt; Scrolling tab of the terminal), there is a limit to how many lines you can see on the screen. </text:p>
        </text:list-item>
      </text:list>
      <text:p text:style-name="Text_20_body"><text:span text:style-name="Source_20_Text">&lt;output of some command&gt; | less</text:span> - allows the user to advance through the content by pressing SPACE, move backwards by pressing 'b' and quit using 'q'. Pressing ESC followed by SPACE allows you to scroll down one screen at a time.</text:p>
      <text:p text:style-name="Text_20_body">Example: <text:span text:style-name="Source_20_Text">cat file | less</text:span></text:p>
      <text:p text:style-name="Text_20_body"><text:span text:style-name="Source_20_Text">&lt;output of some command&gt; | more</text:span> - is similar to using <text:span text:style-name="Source_20_Text">less</text:span>, but allows viewing one screen at a time.</text:p>
      <text:list xml:id="list8303045706154378817" text:style-name="L10">
        <text:list-item>
          <text:p text:style-name="P10"><text:span text:style-name="Strong_20_Emphasis">Trivia:</text:span> All commands typed in the terminal are saved in <text:span text:style-name="Source_20_Text">history</text:span> or the <text:span text:style-name="Source_20_Text">.bash_history</text:span> file in the home directory. <text:span text:style-name="Source_20_Text">history | less</text:span> or <text:span text:style-name="Source_20_Text">cat ~/.bash_history</text:span> will let you scroll through previously typed commands. </text:p>
        </text:list-item>
      </text:list>
      <text:p text:style-name="Horizontal_20_Line"/>
      <text:h text:style-name="Heading_20_3" text:outline-level="3"><text:bookmark text:name="user-content-opening-files-with-common-text-editors"/>Opening files with common Text Editors</text:h>
      <text:p text:style-name="Text_20_body"><text:span text:style-name="Source_20_Text">&lt;vim|vi|nano|emacs&gt; &lt;filename&gt;</text:span> : opens a file in the respective text editor inside the terminal.<text:line-break/><text:span text:style-name="Source_20_Text">gedit &lt;filename&gt;</text:span> : opens a file with filename in Gedit . <text:span text:style-name="Source_20_Text">subl &lt;filename&gt;</text:span> : opens a file <text:soft-page-break/>with filename in Sublime Text.<text:line-break/><text:span text:style-name="Source_20_Text">subl &lt;foldername&gt;</text:span>: Opens the entire folder in Sublime Text. Very helpful when you are working on projects with multiple file.</text:p>
      <text:p text:style-name="Horizontal_20_Line"/>
      <text:h text:style-name="Heading_20_3" text:outline-level="3"><text:bookmark text:name="user-content-running-scripts"/>Running Scripts</text:h>
      <text:p text:style-name="Text_20_body"><text:span text:style-name="Source_20_Text">sh [path/to/script]</text:span> - To run a non-executable <text:span text:style-name="Source_20_Text">sh</text:span> script.<text:line-break/><text:span text:style-name="Source_20_Text">bash [path/to/script]</text:span> - To run a non-executable <text:span text:style-name="Source_20_Text">bash</text:span> script<text:line-break/><text:span text:style-name="Source_20_Text">./&lt;location/of/executable&gt;</text:span> - Just type the file location to run an executable file.</text:p>
      <text:p text:style-name="Horizontal_20_Line"/>
      <text:h text:style-name="Heading_20_3" text:outline-level="3"><text:bookmark text:name="user-content-aliases"/>Aliases</text:h>
      <text:p text:style-name="Text_20_body">An alias is a word assigned to a statement, and acts as a keyboard shortcut.</text:p>
      <text:p text:style-name="Text_20_body"><text:span text:style-name="Source_20_Text">alias py='python'</text:span> - would pass <text:span text:style-name="Source_20_Text">python</text:span> whenever <text:span text:style-name="Source_20_Text">py</text:span> is entered.</text:p>
      <text:p text:style-name="Text_20_body">This alias lasts as long as the terminal is running. To create a permanent alias, append this line to <text:span text:style-name="Source_20_Text">~/.bash_profile</text:span> or <text:span text:style-name="Source_20_Text">~/.bash_aliases</text:span>.</text:p>
      <text:p text:style-name="Text_20_body"><text:span text:style-name="Source_20_Text">unalias &lt;alias_name&gt;</text:span> - Removes the alias. E.g. <text:span text:style-name="Source_20_Text">unalias py</text:span> - After this <text:span text:style-name="Source_20_Text">py</text:span> would not work as <text:span text:style-name="Source_20_Text">python</text:span>.</text:p>
      <text:p text:style-name="Horizontal_20_Line"/>
      <text:h text:style-name="Heading_20_3" text:outline-level="3"><text:bookmark text:name="user-content-downloading"/>Downloading</text:h>
      <text:p text:style-name="Text_20_body"><text:span text:style-name="Source_20_Text">Wget</text:span> and <text:span text:style-name="Source_20_Text">cURL</text:span> are two great utilities for downloading stuff. They are a replacement to the Download Managers you must have used on Windows.</text:p>
      <text:list xml:id="list2154898207303179467" text:style-name="L11">
        <text:list-item>
          <text:p text:style-name="P11"><text:span text:style-name="Strong_20_Emphasis">Trivia:</text:span> <text:span text:style-name="Source_20_Text">cURL</text:span> is powered by <text:span text:style-name="Source_20_Text">libcurl</text:span> - a cross-platform library with a stable API that can be used by each and everyone. <text:span text:style-name="Source_20_Text">Wget</text:span> on the other hand is command line only. There's no library. </text:p>
        </text:list-item>
      </text:list>
      <text:p text:style-name="Text_20_body"><text:span text:style-name="Source_20_Text">wget &lt;url_to_download&gt;</text:span> - Downloads the file at the specified url.<text:line-break/><text:span text:style-name="Source_20_Text">wget -c &lt;url_to_download&gt;</text:span> - Resumes an incomplete download. Very helpful when a large file download stops due to some error.<text:line-break/><text:span text:style-name="Source_20_Text">wget --tries=100 &lt;url_to_download&gt;</text:span> - Set the retry download attempts. This is very useful when the download file is large and the internet connection has problems.</text:p>
      <text:list xml:id="list7629612588818101743" text:style-name="L12">
        <text:list-item>
          <text:p text:style-name="P12"><text:span text:style-name="Strong_20_Emphasis">Trivia:</text:span> <text:span text:style-name="Source_20_Text">wget</text:span> does 20 retries by default. </text:p>
        </text:list-item>
      </text:list>
      <text:p text:style-name="Text_20_body"><text:span text:style-name="Source_20_Text">wget -i &lt;download_list_file.txt&gt;</text:span> - For Multiple downloads. Downloads all the files/URLs mentioned in file.<text:line-break/><text:span text:style-name="Source_20_Text">wget --recursive --page-requisites --html-extension --convert-links --no-parent &lt;URL&gt;</text:span> - Use this command to download the entire website so that you can view it offline.</text:p>
      <text:list xml:id="list4890693369580361365" text:style-name="L13">
        <text:list-item>
          <text:p text:style-name="P24">--recursive: download the entire Web site. </text:p>
        </text:list-item>
        <text:list-item>
          <text:p text:style-name="P24"><text:soft-page-break/>--page-requisites: get all the elements that compose the page (images, CSS and so on). </text:p>
        </text:list-item>
        <text:list-item>
          <text:p text:style-name="P24">--html-extension: save files with the .html extension. </text:p>
        </text:list-item>
        <text:list-item>
          <text:p text:style-name="P24">--convert-links: convert links so that they work locally, off-line. </text:p>
        </text:list-item>
        <text:list-item>
          <text:p text:style-name="P13">--no-parent: prevents wget from downloading anything from the folders beneath the folder you want to acquire.</text:p>
        </text:list-item>
        <text:list-item>
          <text:p text:style-name="P13"><text:span text:style-name="Strong_20_Emphasis">Trivia:</text:span> <text:span text:style-name="Source_20_Text">cURL</text:span> supports more protocols and authentication methdods than <text:span text:style-name="Source_20_Text">Wget</text:span> and is almost always pre-installed on the OS. <text:span text:style-name="Source_20_Text">Wget</text:span> on the other hand is famous because of its ability to download an entire website for offline view.</text:p>
        </text:list-item>
      </text:list>
      <text:p text:style-name="Text_20_body"><text:span text:style-name="Source_20_Text">curl -O &lt;url_to_download&gt;</text:span> - Downloads the file at the specified url.<text:line-break/><text:span text:style-name="Source_20_Text">curl -O &lt;URL1&gt; -O &lt;URL2&gt;</text:span> - Downloads files at both urls.<text:line-break/><text:span text:style-name="Source_20_Text">curl -C - -O &lt;url_to_download&gt;</text:span> - Resumes an incomplete download.</text:p>
      <text:list xml:id="list2415184462767177923" text:style-name="L14">
        <text:list-item>
          <text:p text:style-name="P14"><text:span text:style-name="Strong_20_Emphasis">Trivia:</text:span> <text:span text:style-name="Source_20_Text">cURL</text:span> can also be used to upload files to <text:span text:style-name="Source_20_Text">ftp</text:span> server. Use <text:span text:style-name="Source_20_Text">curl -u &lt;ftpuser&gt;:&lt;ftppass&gt; -T &lt;myfile&gt; &lt;ftp://ftp.testserver.com&gt;</text:span> </text:p>
        </text:list-item>
      </text:list>
      <text:p text:style-name="Horizontal_20_Line"/>
      <text:h text:style-name="Heading_20_3" text:outline-level="3"><text:bookmark text:name="user-content-installation-commands"/>Installation Commands</text:h>
      <text:h text:style-name="Heading_20_5" text:outline-level="5"><text:bookmark text:name="user-content-debian-ubuntu-and-other-debian-based-distros"/>Debian, Ubuntu and other debian-based distros</text:h>
      <text:p text:style-name="Text_20_body"><text:span text:style-name="Source_20_Text">apt-get install &lt;package-name&gt;</text:span> - Installs a package</text:p>
      <text:list xml:id="list5611345049472523532" text:style-name="L15">
        <text:list-item>
          <text:p text:style-name="P15"><text:span text:style-name="Strong_20_Emphasis">Important flags</text:span><text:line-break/><text:span text:style-name="Source_20_Text">-y</text:span> - Replies <text:span text:style-name="Strong_20_Emphasis">yes</text:span> to all confirmations <text:span text:style-name="Source_20_Text">apt-get</text:span> asks for during install. </text:p>
        </text:list-item>
      </text:list>
      <text:p text:style-name="Text_20_body"><text:span text:style-name="Source_20_Text">apt-cache search &lt;query&gt;</text:span> - Searches package names and descriptions for the query string. Used to find the package-names.</text:p>
      <text:p text:style-name="Text_20_body"><text:span text:style-name="Source_20_Text">apt-get remove &lt;package-name&gt;</text:span> - Removes a package (but not the configuration files)</text:p>
      <text:p text:style-name="Text_20_body"><text:span text:style-name="Source_20_Text">apt-get purge &lt;package-name&gt;</text:span> - Removes a package (along with the configuration files)</text:p>
      <text:p text:style-name="Text_20_body"><text:span text:style-name="Source_20_Text">apt-get update</text:span> - APT keeps a local database on your hard drive with a list of all available packages and where to find them. This command explicitly updates the database.</text:p>
      <text:h text:style-name="Heading_20_5" text:outline-level="5"><text:bookmark text:name="user-content-fedora-red-hat-and-centos"/>Fedora, Red Hat and CentOS</text:h>
      <text:p text:style-name="Text_20_body"><text:span text:style-name="Source_20_Text">yum install &lt;package-name&gt;</text:span> - Installs a package</text:p>
      <text:p text:style-name="Horizontal_20_Line"/>
      <text:h text:style-name="Heading_20_3" text:outline-level="3"><text:bookmark text:name="user-content-changing-permissions"/>Changing Permissions</text:h>
      <text:p text:style-name="Text_20_body"><text:span text:style-name="Source_20_Text">chmod a+x file</text:span> - Grants execution permission to all users of a file.<text:line-break/><text:span text:style-name="Source_20_Text">chmod a+w file</text:span> - Grants write permission to all users of a file.<text:line-break/><text:span text:style-name="Source_20_Text">chmod a+r file</text:span> - Grants read permission to all users of a file.</text:p>
      <text:p text:style-name="Text_20_body">This are just examples. <text:span text:style-name="Source_20_Text">chmod</text:span> has a lot of different configurations for different kinds of permissions. For all details see its <text:span text:style-name="Source_20_Text">man</text:span> page.</text:p>
      <text:p text:style-name="Text_20_body"><text:soft-page-break/><text:span text:style-name="Source_20_Text">chown -R &lt;username&gt; path/of/file/or/directory</text:span> - Gives the ownership of the file or all files in the directory and its subdirectories to the mentioned user.</text:p>
      <text:p text:style-name="Horizontal_20_Line"/>
      <text:h text:style-name="Heading_20_3" text:outline-level="3"><text:bookmark text:name="user-content-networking"/>Networking</text:h>
      <text:p text:style-name="Text_20_body"><text:span text:style-name="Source_20_Text">ifconfig</text:span> - when used without any flags, used to display the status of all active network interfaces.</text:p>
      <text:p text:style-name="Text_20_body"><text:span text:style-name="Source_20_Text">iwconfig</text:span> - similar to <text:span text:style-name="Source_20_Text">ifconfig</text:span>, but used for wireless network interfaces. </text:p>
      <text:p text:style-name="Text_20_body"><text:span text:style-name="Source_20_Text">ping [domain_name_or_ip_address]</text:span> - Used to ping a domain name or IP address continuously. It can be stopped by <text:span text:style-name="Source_20_Text">^C</text:span>. Generally used to check if the server is up and responding.</text:p>
      <text:p text:style-name="Text_20_body"><text:span text:style-name="Source_20_Text">dig example.com</text:span> - Queries DNS servers for information. Gives back the <text:span text:style-name="Source_20_Text">A</text:span> record which points the domain name to an IP address. Using the <text:span text:style-name="Source_20_Text">+short</text:span> flag returns just the IP address linked to the domain name.</text:p>
      <text:p text:style-name="Text_20_body"><text:span text:style-name="Source_20_Text">+nocomments</text:span> – Turn off the comment lines<text:line-break/><text:span text:style-name="Source_20_Text">+noauthority</text:span> – Turn off the authority section<text:line-break/><text:span text:style-name="Source_20_Text">+noadditional</text:span> – Turn off the additional section<text:line-break/><text:span text:style-name="Source_20_Text">+nostats</text:span> – Turn off the stats section<text:line-break/><text:span text:style-name="Source_20_Text">+noanswer</text:span> – Turn off the answer section (Of course, you wouldn’t want to turn off the answer section)</text:p>
      <text:p text:style-name="Text_20_body"><text:span text:style-name="Source_20_Text">dig -x [IP address]</text:span> - Queries and returns a <text:span text:style-name="Source_20_Text">PTR</text:span> record against the IP address queried. The PTR record helps in Reverse DNS Lookup i.e. it provides the domain name linked to an IP address. Example <text:span text:style-name="Source_20_Text">dig -x 127.0.0.1 +short</text:span> returns <text:span text:style-name="Source_20_Text">localhost.</text:span>.</text:p>
      <text:list xml:id="list378303589066257971" text:style-name="L16">
        <text:list-item>
          <text:p text:style-name="P16"><text:span text:style-name="Strong_20_Emphasis">Trivia:</text:span> When you reverse lookup an IP say 1.2.3.4, the PTR record for the domain name <text:span text:style-name="Source_20_Text">4.3.2.1.in-addr.arpa</text:span>, more generally <text:span text:style-name="Source_20_Text">reverse_ip.in-addr.arpa</text:span>. (in-addr -&gt; Inverse Address. arpa -&gt; Address and Routing Parameter Area)</text:p>
        </text:list-item>
        <text:list-item>
          <text:p text:style-name="P16"><text:span text:style-name="Strong_20_Emphasis">Trivia:</text:span> The arpa top-level domain was the first domain installed in the Domain Name System (DNS).</text:p>
        </text:list-item>
      </text:list>
      <text:p text:style-name="Text_20_body"><text:span text:style-name="Source_20_Text">arp</text:span> - It manipulates or displays the kernel's <text:span text:style-name="T1">IPv4</text:span> network neighbour cache. It can add entries to the table, delete one, or display the current content.</text:p>
      <text:list xml:id="list5324936070242426531" text:style-name="L17">
        <text:list-item>
          <text:p text:style-name="P17"><text:span text:style-name="Strong_20_Emphasis">Trivia:</text:span> ARP stands for Address Resolution Protocol. </text:p>
        </text:list-item>
      </text:list>
      <text:p text:style-name="Text_20_body"><text:span text:style-name="Source_20_Text">traceroute [IP address/ Domain name]</text:span> tracks the route packets taken from our computer on their way to a given host. It utilizes the IP protocol's <text:span text:style-name="T2">time to live</text:span> (TTL) field and attempts to elicit an <text:span text:style-name="Source_20_Text">ICMP TIME_EXCEEDED</text:span> response from each gateway along the path to the host. This response contains the IP address of the gateway which are then listed as output on the terminal.<text:line-break/><text:span text:style-name="Strong_20_Emphasis">Note:</text:span> You might see <text:span text:style-name="Source_20_Text">*</text:span>(asterisk) instead of IPs sometimes. This means that the packet was not <text:soft-page-break/>acknowledged and no response was sent before timeout. This is generally done purposefully to hide the identity of the servers.</text:p>
      <text:p text:style-name="Text_20_body"><text:span text:style-name="Source_20_Text">whois domain_name.com</text:span> - Generates a long list of output regarding the server registration.</text:p>
      <text:p text:style-name="Text_20_body"><text:span text:style-name="Source_20_Text">netstat</text:span> - The netstat command symbolically displays the contents of various network-related data structures. It helps answer the question “What in blazes is going on on my network?”. The columns present in the output are:</text:p>
      <text:list xml:id="list7710009618187748860" text:style-name="L18">
        <text:list-item>
          <text:p text:style-name="P18"><text:span text:style-name="Source_20_Text">Proto</text:span> - tell us if the socket listed is <text:a xlink:type="simple" xlink:href="https://www.wikiwand.com/en/Transmission_Control_Protocol" text:style-name="Internet_20_link" text:visited-style-name="Visited_20_Internet_20_Link">TCP</text:a> or <text:a xlink:type="simple" xlink:href="https://www.wikiwand.com/en/User_Datagram_Protocol" text:style-name="Internet_20_link" text:visited-style-name="Visited_20_Internet_20_Link">UDP</text:a></text:p>
        </text:list-item>
        <text:list-item>
          <text:p text:style-name="P18"><text:span text:style-name="Source_20_Text">Recv-Q</text:span> and <text:span text:style-name="Source_20_Text">Send-Q</text:span> - tell us how much data is in the queue for that socket, waiting to be read (Recv-Q) or sent (Send-Q). In short: if this is 0, everything’s ok, if there are non-zero values anywhere, there may be trouble.</text:p>
        </text:list-item>
        <text:list-item>
          <text:p text:style-name="P18"><text:span text:style-name="Source_20_Text">Local Address</text:span> and <text:span text:style-name="Source_20_Text">Foreign Address</text:span> - tell to which hosts and ports the listed sockets are connected. The local end is always on the computer on which you’re running netstat , and the foreign end is about the other computer (could be somewhere in the local network or somewhere on the internet).<text:line-break/><text:span text:style-name="Strong_20_Emphasis">Note:</text:span> The <text:span text:style-name="Source_20_Text">Foreign Address</text:span> can be <text:span text:style-name="Source_20_Text">localhost</text:span> sometimes. It means the computer is talking to itself over the network, so to speak. This is also known as <text:span text:style-name="Source_20_Text">loopback</text:span>.</text:p>
        </text:list-item>
        <text:list-item>
          <text:p text:style-name="P18"><text:span text:style-name="Source_20_Text">State</text:span> - tells in which state the listed sockets are. The TCP protocol defines states, including “LISTEN” (wait for some external computer to contact us) and “ESTABLISHED” (ready for communication). The stranger among these is the “CLOSE WAIT” state shown by two sockets. This means that the foreign or remote machine has already closed the connection, but that the local program somehow hasn’t followed suit. Strange states and non-empty queues(non-zero values in <text:span text:style-name="Source_20_Text">Send-Q</text:span> or <text:span text:style-name="Source_20_Text">Recv-Q</text:span>) often go together.</text:p>
        </text:list-item>
      </text:list>
      <text:p text:style-name="Horizontal_20_Line"/>
      <text:h text:style-name="Heading_20_3" text:outline-level="3"><text:bookmark text:name="user-content-extracting-compressed-files"/>Extracting compressed files</text:h>
      <text:p text:style-name="Text_20_body"><text:span text:style-name="Source_20_Text">tar -xvzf &lt;file.tar.gz&gt;</text:span> - used to extract the .tar.gz file</text:p>
      <text:p text:style-name="Horizontal_20_Line"/>
      <text:h text:style-name="Heading_20_3" text:outline-level="3"><text:bookmark text:name="user-content-compressing-files"/>Compressing files</text:h>
      <text:p text:style-name="Text_20_body"><text:span text:style-name="Source_20_Text">tar -cvzf &lt;tarballname.tar.gz&gt; &lt;item_to_compress_1&gt; [item_to_compress_2]</text:span> - used to compress any number of files into a .tar.gz compressed archive.</text:p>
      <text:list xml:id="list234250487475422728" text:style-name="L19">
        <text:list-item>
          <text:p text:style-name="P19">tarball.tar.gz: This is the name of the final compressed archive. </text:p>
        </text:list-item>
      </text:list>
      <text:p text:style-name="Text_20_body"><text:span text:style-name="Source_20_Text">-x</text:span>: tar can collect files or extract them. x does the latter.<text:line-break/><text:span text:style-name="Source_20_Text">-c</text:span>: Collects files to be compressed<text:line-break/><text:span text:style-name="Source_20_Text">-v</text:span>: makes tar talk a lot. Verbose output shows you all the files being extracted.<text:line-break/><text:span text:style-name="Source_20_Text">-z</text:span>: tells tar to decompress the archive using gzip<text:line-break/><text:soft-page-break/><text:span text:style-name="Source_20_Text">-f</text:span>: this must be the last flag of the command, and the tar file must be immediately after. It tells tar the name and path of the compressed file.</text:p>
      <text:p text:style-name="Horizontal_20_Line"/>
      <text:h text:style-name="Heading_20_3" text:outline-level="3"><text:bookmark text:name="user-content-process-management"/>Process Management</text:h>
      <text:p text:style-name="Text_20_body"><text:span text:style-name="Source_20_Text">top</text:span> - displays processor activity in real time.</text:p>
      <text:p text:style-name="Text_20_body"><text:span text:style-name="Source_20_Text">ps</text:span> returns the snapshot of current processes.<text:line-break/><text:span text:style-name="Source_20_Text">ps -e</text:span> returns every process running on the system<text:line-break/><text:span text:style-name="Source_20_Text">ps -u &lt;useraccount&gt;</text:span> returns list of processes running on user account.<text:line-break/><text:span text:style-name="Source_20_Text">ps -u &lt;useraccount&gt; | grep &lt;Application&gt;</text:span> - fetches all processes of "Application"</text:p>
      <text:p text:style-name="Standard"/>
      <text:p text:style-name="Standard"/>
      <text:section text:style-name="Sect1" text:name="js-repo-pjax-container">
        <text:section text:style-name="Sect1" text:name="readme">
          <text:p text:style-name="Text_20_body">The leftmost number returned by the <text:span text:style-name="Source_20_Text">ps</text:span> command is called the Process ID (PID). A particular process can be terminated using <text:span text:style-name="Source_20_Text">kill</text:span></text:p>
          <text:p text:style-name="Text_20_body"><text:span text:style-name="Source_20_Text">kill &lt;PID&gt;</text:span> - kills the process having PID as that entered.<text:line-break/><text:span text:style-name="Source_20_Text">kill -9 &lt;PID&gt;</text:span> - performs a violent kill<text:line-break/><text:span text:style-name="Source_20_Text">killall &lt;processname&gt;</text:span> - kills all instances of processname</text:p>
        </text:section>
      </text:section>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00:40:34.196235018</meta:creation-date>
    <dc:date>2017-01-07T00:41:53.862655773</dc:date>
    <meta:editing-duration>PT1M21S</meta:editing-duration>
    <meta:editing-cycles>1</meta:editing-cycles>
    <meta:document-statistic meta:table-count="0" meta:image-count="0" meta:object-count="0" meta:page-count="8" meta:paragraph-count="112" meta:word-count="2494" meta:character-count="14526" meta:non-whitespace-character-count="12158"/>
    <meta:generator>LibreOffice/5.1.4.2$Linux_x86 LibreOffice_project/10m0$Build-2</meta:generator>
  </office:meta>
</office:document-meta>
</file>